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Verdana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ie haben bereits Ubuntu installiert und einen ersten Eindruck erhalten. Installieren Sie jetzt bitte Linux Mint in Ihrer VirtualBox und verschaffen sich einen Überblick. <text:line-break/></text:span><text:a xlink:type="simple" xlink:href="https://linuxmint.com/download.php" text:style-name="Internet_20_link" text:visited-style-name="Visited_20_Internet_20_Link">https://linuxmint.com/download.php</text:a> <text:span text:style-name="T1"><text:line-break/><text:line-break/>Wie öffne ich die Konsole?<text:line-break/><text:line-break/>Funktionieren die Befehle?<text:line-break/><text:line-break/>Was wird installiert?<text:line-break/><text:line-break/>Was ist anders? <text:line-break/><text:line-break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07:27:23.95</meta:creation-date>
    <dc:date>2020-03-26T07:13:53.41</dc:date>
    <meta:editing-duration>PT35M39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" meta:word-count="39" meta:character-count="306"/>
  </office:meta>
</office:document-meta>
</file>